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0067" officeooo:paragraph-rsid="000c5717"/>
    </style:style>
    <style:style style:name="P2" style:family="paragraph" style:parent-style-name="Standard">
      <style:text-properties officeooo:rsid="003c0b4f" officeooo:paragraph-rsid="004bedb3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60f68" officeooo:paragraph-rsid="00360f68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6" style:family="paragraph" style:parent-style-name="Heading">
      <style:text-properties officeooo:rsid="000c0067" officeooo:paragraph-rsid="000c0067"/>
    </style:style>
    <style:style style:name="P7" style:family="paragraph" style:parent-style-name="Heading">
      <style:text-properties officeooo:rsid="000c0067" officeooo:paragraph-rsid="000c5717"/>
    </style:style>
    <style:style style:name="P8" style:family="paragraph" style:parent-style-name="Heading">
      <style:text-properties officeooo:rsid="000c0067" officeooo:paragraph-rsid="000cc9d1"/>
    </style:style>
    <style:style style:name="P9" style:family="paragraph" style:parent-style-name="Heading">
      <style:text-properties officeooo:rsid="000c0067" officeooo:paragraph-rsid="00108e12"/>
    </style:style>
    <style:style style:name="P10" style:family="paragraph" style:parent-style-name="Heading">
      <style:text-properties officeooo:rsid="000c0067" officeooo:paragraph-rsid="00299728"/>
    </style:style>
    <style:style style:name="P11" style:family="paragraph" style:parent-style-name="Text_20_body">
      <style:text-properties officeooo:rsid="000b467a" officeooo:paragraph-rsid="000b467a"/>
    </style:style>
    <style:style style:name="P12" style:family="paragraph" style:parent-style-name="Text_20_body">
      <style:text-properties officeooo:rsid="000c0067" officeooo:paragraph-rsid="000c5717"/>
    </style:style>
    <style:style style:name="P13" style:family="paragraph" style:parent-style-name="Text_20_body">
      <style:text-properties officeooo:rsid="000daec1" officeooo:paragraph-rsid="000daec1"/>
    </style:style>
    <style:style style:name="P14" style:family="paragraph" style:parent-style-name="Text_20_body">
      <style:text-properties officeooo:rsid="000f5ca3" officeooo:paragraph-rsid="000f5ca3"/>
    </style:style>
    <style:style style:name="P15" style:family="paragraph" style:parent-style-name="Text_20_body">
      <style:text-properties officeooo:rsid="001b136e" officeooo:paragraph-rsid="001b136e"/>
    </style:style>
    <style:style style:name="P16" style:family="paragraph" style:parent-style-name="Text_20_body">
      <style:text-properties officeooo:rsid="001ce4a2" officeooo:paragraph-rsid="0020a723"/>
    </style:style>
    <style:style style:name="P17" style:family="paragraph" style:parent-style-name="Text_20_body">
      <style:text-properties officeooo:rsid="002ac15d" officeooo:paragraph-rsid="002ac15d"/>
    </style:style>
    <style:style style:name="P18" style:family="paragraph" style:parent-style-name="Text_20_body">
      <style:text-properties officeooo:rsid="00316a52" officeooo:paragraph-rsid="00316a52"/>
    </style:style>
    <style:style style:name="P19" style:family="paragraph" style:parent-style-name="Text_20_body">
      <style:text-properties officeooo:rsid="00379253" officeooo:paragraph-rsid="00379253"/>
    </style:style>
    <style:style style:name="P20" style:family="paragraph" style:parent-style-name="Text_20_body">
      <style:text-properties officeooo:rsid="003c0b4f" officeooo:paragraph-rsid="004f9bf5"/>
    </style:style>
    <style:style style:name="P21" style:family="paragraph" style:parent-style-name="Text_20_body">
      <style:text-properties officeooo:rsid="003f1003" officeooo:paragraph-rsid="004bedb3"/>
    </style:style>
    <style:style style:name="P22" style:family="paragraph" style:parent-style-name="Text_20_body">
      <style:text-properties officeooo:rsid="0040dfb6" officeooo:paragraph-rsid="0040dfb6"/>
    </style:style>
    <style:style style:name="P23" style:family="paragraph" style:parent-style-name="Text_20_body">
      <style:text-properties officeooo:rsid="00452236" officeooo:paragraph-rsid="00452236"/>
    </style:style>
    <style:style style:name="P24" style:family="paragraph" style:parent-style-name="Title">
      <style:text-properties officeooo:rsid="0009fd6b" officeooo:paragraph-rsid="0009fd6b"/>
    </style:style>
    <style:style style:name="P25" style:family="paragraph" style:parent-style-name="Subtitle">
      <style:text-properties officeooo:rsid="000b467a" officeooo:paragraph-rsid="000b467a"/>
    </style:style>
    <style:style style:name="T1" style:family="text">
      <style:text-properties officeooo:rsid="000fc4b0"/>
    </style:style>
    <style:style style:name="T2" style:family="text">
      <style:text-properties officeooo:rsid="0011c311"/>
    </style:style>
    <style:style style:name="T3" style:family="text">
      <style:text-properties officeooo:rsid="0013ce46"/>
    </style:style>
    <style:style style:name="T4" style:family="text">
      <style:text-properties officeooo:rsid="001544d9"/>
    </style:style>
    <style:style style:name="T5" style:family="text">
      <style:text-properties officeooo:rsid="00196afe"/>
    </style:style>
    <style:style style:name="T6" style:family="text">
      <style:text-properties officeooo:rsid="001bbe91"/>
    </style:style>
    <style:style style:name="T7" style:family="text">
      <style:text-properties officeooo:rsid="001e63b0"/>
    </style:style>
    <style:style style:name="T8" style:family="text">
      <style:text-properties officeooo:rsid="0023fefd"/>
    </style:style>
    <style:style style:name="T9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0" style:family="text">
      <style:text-properties fo:color="#000000" style:font-name="Monospace" fo:font-size="10pt" style:font-size-asian="10pt"/>
    </style:style>
    <style:style style:name="T11" style:family="text">
      <style:text-properties fo:color="#6a3e3e" style:font-name="Monospace" fo:font-size="10pt" style:font-size-asian="10pt"/>
    </style:style>
    <style:style style:name="T12" style:family="text">
      <style:text-properties officeooo:rsid="00283496"/>
    </style:style>
    <style:style style:name="T13" style:family="text">
      <style:text-properties officeooo:rsid="002e6484"/>
    </style:style>
    <style:style style:name="T14" style:family="text">
      <style:text-properties officeooo:rsid="002fa50b"/>
    </style:style>
    <style:style style:name="T15" style:family="text">
      <style:text-properties officeooo:rsid="00325182"/>
    </style:style>
    <style:style style:name="T16" style:family="text">
      <style:text-properties officeooo:rsid="00343a18"/>
    </style:style>
    <style:style style:name="T17" style:family="text">
      <style:text-properties officeooo:rsid="0035e990"/>
    </style:style>
    <style:style style:name="T18" style:family="text">
      <style:text-properties officeooo:rsid="00398e86"/>
    </style:style>
    <style:style style:name="T19" style:family="text">
      <style:text-properties officeooo:rsid="003a9391"/>
    </style:style>
    <style:style style:name="T20" style:family="text">
      <style:text-properties officeooo:rsid="003dd46f"/>
    </style:style>
    <style:style style:name="T21" style:family="text">
      <style:text-properties officeooo:rsid="003e3e55"/>
    </style:style>
    <style:style style:name="T22" style:family="text">
      <style:text-properties fo:color="#7f0055" style:font-name="Monospace" fo:font-size="10pt" fo:font-weight="bold" style:font-size-asian="10pt" style:font-weight-asian="bold"/>
    </style:style>
    <style:style style:name="T23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24" style:family="text">
      <style:text-properties officeooo:rsid="00402a9a"/>
    </style:style>
    <style:style style:name="T25" style:family="text">
      <style:text-properties officeooo:rsid="00410b0f"/>
    </style:style>
    <style:style style:name="T26" style:family="text">
      <style:text-properties officeooo:rsid="0043074a"/>
    </style:style>
    <style:style style:name="T27" style:family="text">
      <style:text-properties officeooo:rsid="0047b2d3"/>
    </style:style>
    <style:style style:name="T28" style:family="text">
      <style:text-properties officeooo:rsid="004d17a0"/>
    </style:style>
    <style:style style:name="T29" style:family="text">
      <style:text-properties officeooo:rsid="004e44f1"/>
    </style:style>
    <style:style style:name="T30" style:family="text">
      <style:text-properties officeooo:rsid="004e5039"/>
    </style:style>
    <style:style style:name="T31" style:family="text">
      <style:text-properties officeooo:rsid="004f9b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POOA REFLEXIVITE</text:p>
      <text:p text:style-name="P25">28/09/2017 – <text:span text:style-name="T3">INGOUF Camille</text:span></text:p>
      <text:p text:style-name="P11"/>
      <text:p text:style-name="P6">Question 1 : </text:p>
      <text:p text:style-name="P13">La méthode toString() de Object est héritée par TOUTES les classes. Elle est appelée automatiquement par Java lorsque l'on essaye d'afficher un objet instancié dans une console ou autre.</text:p>
      <text:p text:style-name="P14">Elle peut être redéfinie pour que l'affichage corresponde à ce que le développeur souhaite.</text:p>
      <text:p text:style-name="P14">Exemple : System.out.println(monObjet) ; //La méthode tostring() est appelée implicitement <text:span text:style-name="T4">sur monObjet</text:span></text:p>
      <text:p text:style-name="P9">Question <text:span text:style-name="T1">2-3</text:span> :</text:p>
      <text:p text:style-name="Text_20_body"><text:s/><text:span text:style-name="T2">La méthode toString() nous apprend que les éléments 0 1 et 3 n'ont pas leur méthode toString de redéfinie, car Java nous donne un affichage par défaut. Mais l’élément 2 nous affiche « Mouhahahaha » ce qui signifie que le développeur a bien redéfini cette méthode pour cette classe.</text:span></text:p>
      <text:p text:style-name="P7">Question <text:span text:style-name="T5">4</text:span> : </text:p>
      <text:p text:style-name="P15">Les classes Java ne sont pas des objets. Mais toutes les classes Java ont une instance <text:s/>de java.lang.Class qui permet de les décrire. <text:span text:style-name="T8">Cet instance est un objet.</text:span></text:p>
      <text:p text:style-name="P7">Question <text:span text:style-name="T6">5</text:span> : </text:p>
      <text:p text:style-name="P16">Grâce à cette description, on peut obtenir toutes les méthodes d'une classe, avec leur signature et leur valeur de retour si elles en ont une. <text:span text:style-name="T7">On peut aussi obtenir ces attributs, sa SuperClass directe, ses Interfaces directes, son nom, son package….En gros TOUTES les infos disponibles quand on a accès au code source de la classe. <text:s/></text:span></text:p>
      <text:p text:style-name="Heading"><text:span text:style-name="T7">Question 6 : </text:span></text:p>
      <text:p text:style-name="P3"><text:span text:style-name="T9">Class</text:span><text:span text:style-name="T10"> </text:span><text:span text:style-name="T11">cl</text:span><text:span text:style-name="T10"> = </text:span><text:span text:style-name="T11">o</text:span><text:span text:style-name="T10">.getClass();</text:span></text:p>
      <text:p text:style-name="P3"><text:span text:style-name="T10">Method </text:span><text:span text:style-name="T11">met</text:span><text:span text:style-name="T10">[] = </text:span><text:span text:style-name="T11">cl</text:span><text:span text:style-name="T10">.getDeclaredMethods();</text:span></text:p>
      <text:p text:style-name="P3"><text:span text:style-name="T10">Field </text:span><text:span text:style-name="T11">fields</text:span><text:span text:style-name="T10">[] = </text:span><text:span text:style-name="T11">cl</text:span><text:span text:style-name="T10">.getDeclaredFields();</text:span></text:p>
      <text:p text:style-name="P3"><text:span text:style-name="T9">Constructor</text:span><text:span text:style-name="T10"> </text:span><text:span text:style-name="T11">consts</text:span><text:span text:style-name="T10">[] = </text:span><text:span text:style-name="T11">cl</text:span><text:span text:style-name="T10">.getDeclaredConstructors();</text:span></text:p>
      <text:p text:style-name="P3"/>
      <text:p text:style-name="P4">La méthode « caribou » du deuxième élément affiche « mooooo le caribou »</text:p>
      <text:p text:style-name="P10">Question <text:span text:style-name="T12">7</text:span> : </text:p>
      <text:p text:style-name="P17">Le méthode getDeclaredFields() donne TOUS les attributs d'une classe, contrairement à la méthode getFi<text:span text:style-name="T14">el</text:span>ds() qui ne donne que les attributs <text:span text:style-name="T13">publiques. </text:span></text:p>
      <text:p text:style-name="P18">Cela pose un certain <text:span text:style-name="T15">problème</text:span> de sécurité car certains de ces attributs pourraient contenir des infos secrètes <text:span text:style-name="T16">ou sensibles </text:span>dans leur nom.</text:p>
      <text:p text:style-name="P7"><text:soft-page-break/>Question <text:span text:style-name="T17">8</text:span> : </text:p>
      <text:p text:style-name="P19">Dans un certain cas où un programme <text:span text:style-name="T29">reçoit</text:span> des objets , <text:span text:style-name="T30">il peut exécuter les méthodes des objets qu'il reçoit sans les connaître d'avance.</text:span></text:p>
      <text:p text:style-name="P2"/>
      <text:p text:style-name="P21">Autre exemple, je peux savoir si une classe est final ou pas, puis ensuite instancier dynamiquement une classe est héritant de la première, si celle-ci n'est pas final.</text:p>
      <text:p text:style-name="P7">Question <text:span text:style-name="T19">9</text:span> : </text:p>
      <text:p text:style-name="P20">La classe Class est final pour ne pas qu'on puisse <text:span text:style-name="T31">pas </text:span>la faire hériter et la redéfinir. <text:span text:style-name="T20">Cela apporte une certaine sécurité. </text:span></text:p>
      <text:p text:style-name="P7">Question 1<text:span text:style-name="T21">0</text:span> : </text:p>
      <text:p text:style-name="P1"><text:span text:style-name="T22">for</text:span><text:span text:style-name="T10">(Field </text:span><text:span text:style-name="T11">f</text:span><text:span text:style-name="T10"> : </text:span><text:span text:style-name="T11">fields</text:span><text:span text:style-name="T10">)</text:span></text:p>
      <text:p text:style-name="P3"><text:span text:style-name="T10"><text:tab/><text:tab/> <text:s/>{</text:span></text:p>
      <text:p text:style-name="P3"><text:span text:style-name="T10"><text:tab/><text:tab/><text:tab/> <text:s/>System.</text:span><text:span text:style-name="T23">out</text:span><text:span text:style-name="T10">.println(</text:span><text:span text:style-name="T11">f</text:span><text:span text:style-name="T10">.getName());</text:span></text:p>
      <text:p text:style-name="P3"><text:span text:style-name="T10"><text:tab/><text:tab/><text:tab/> <text:s/>System.</text:span><text:span text:style-name="T23">out</text:span><text:span text:style-name="T10">.println(</text:span><text:span text:style-name="T11">f</text:span><text:span text:style-name="T10">.get(</text:span><text:span text:style-name="T11">o</text:span><text:span text:style-name="T10">));</text:span></text:p>
      <text:p text:style-name="P3"><text:span text:style-name="T10"><text:tab/><text:tab/><text:tab/> <text:s/></text:span><text:span text:style-name="T22">if</text:span><text:span text:style-name="T10">(</text:span><text:span text:style-name="T11">f</text:span><text:span text:style-name="T10">.getType().isPrimitive())</text:span></text:p>
      <text:p text:style-name="P3"><text:span text:style-name="T10"><text:tab/><text:tab/><text:tab/> <text:s/>{</text:span></text:p>
      <text:p text:style-name="P3"><text:span text:style-name="T10"><text:tab/><text:tab/><text:tab/><text:tab/> <text:s/>System.</text:span><text:span text:style-name="T23">out</text:span><text:span text:style-name="T10">.println(</text:span><text:span text:style-name="T11">f</text:span><text:span text:style-name="T10">.getType());</text:span></text:p>
      <text:p text:style-name="P3"><text:span text:style-name="T10"><text:tab/><text:tab/><text:tab/><text:tab/> <text:s/></text:span><text:span text:style-name="T11">f</text:span><text:span text:style-name="T10">.setInt(</text:span><text:span text:style-name="T11">o</text:span><text:span text:style-name="T10">, 33);</text:span></text:p>
      <text:p text:style-name="P3"><text:span text:style-name="T10"><text:tab/><text:tab/><text:tab/><text:tab/> <text:s/>System.</text:span><text:span text:style-name="T23">out</text:span><text:span text:style-name="T10">.println(</text:span><text:span text:style-name="T11">f</text:span><text:span text:style-name="T10">.get(</text:span><text:span text:style-name="T11">o</text:span><text:span text:style-name="T10">));</text:span></text:p>
      <text:p text:style-name="P3"><text:span text:style-name="T10"><text:tab/><text:tab/><text:tab/> <text:s/>}</text:span></text:p>
      <text:p text:style-name="P5"/>
      <text:p text:style-name="P3"><text:span text:style-name="T10"><text:tab/><text:tab/> <text:s/>}</text:span></text:p>
      <text:p text:style-name="P12"/>
      <text:p text:style-name="P8">Question 1<text:span text:style-name="T24">1</text:span> : </text:p>
      <text:p text:style-name="P22">Cette méthode permet de rendre accessible ou non des attributs de classe. <text:span text:style-name="T25">Il est possible de rendre accessible des attributs privés puis ensuite de les voir et les modifier.</text:span></text:p>
      <text:p text:style-name="P8">Question 1<text:span text:style-name="T26">2</text:span> : </text:p>
      <text:p text:style-name="P23">Si un logiciel est mal conçu, il est tout à fait possible pour quelqu'un ayant accès aux classes compilées, de modifier ou d'avoir accès à des données sensibles ou de faire planter le programme <text:span text:style-name="T27">complètement, dans une entreprise par exemp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09:07:52.491804592</meta:creation-date>
    <dc:date>2017-09-28T11:12:08.853712935</dc:date>
    <meta:editing-duration>PT2H3M48S</meta:editing-duration>
    <meta:editing-cycles>71</meta:editing-cycles>
    <meta:generator>LibreOffice/4.3.3.2$Linux_X86_64 LibreOffice_project/430m0$Build-2</meta:generator>
    <meta:document-statistic meta:table-count="0" meta:image-count="0" meta:object-count="0" meta:page-count="2" meta:paragraph-count="42" meta:word-count="457" meta:character-count="2949" meta:non-whitespace-character-count="2466"/>
  </office:meta>
</office:document-meta>
</file>